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640d9" officeooo:paragraph-rsid="000640d9"/>
    </style:style>
    <style:style style:name="T1" style:family="text">
      <style:text-properties fo:font-weight="bold" style:font-weight-asian="bold" style:font-weight-complex="bold"/>
    </style:style>
    <style:style style:name="T2" style:family="text">
      <style:text-properties fo:font-weight="bold" fo:background-color="#ffff00"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fo:background-color="#ffff00" style:font-weight-asian="normal" style:font-weight-complex="normal"/>
    </style:style>
    <style:style style:name="T5" style:family="text">
      <style:text-properties fo:background-color="#ffff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p>
      <text:p text:style-name="P1">pg. 42.</text:p>
      <text:p text:style-name="P1"/>
      <text:p text:style-name="P1">The great gold supply that was gathered by the <text:span text:style-name="T1">United States </text:span>from the beginning of the great World War had caused commercial <text:span text:style-name="T2">jealousy</text:span> of all other nations and it would only be a short time before we were at <text:span text:style-name="T1">war</text:span>.</text:p>
      <text:p text:style-name="P1"/>
      <text:p text:style-name="P1">pg. 110.</text:p>
      <text:p text:style-name="P1"/>
      <text:p text:style-name="P1">Robert was extremely happy and talked of nothing but the success that was to come to them; of his great plane that he was to build and the part it would take in protecting the country in the great air battle which he was sure was yet to come, when foreign countries thru their <text:span text:style-name="T2">jealousy</text:span>, would attack the <text:span text:style-name="T1">United States</text:span> from the air and do great damage to this country.</text:p>
      <text:p text:style-name="P1"/>
      <text:p text:style-name="P1">pg. 184</text:p>
      <text:p text:style-name="P1"/>
      <text:p text:style-name="P1">Some of the foreign countries do not want to pay their obligations and this <text:span text:style-name="T2">jealousy</text:span> can lead to nothing else but war, as it always has in the past.</text:p>
      <text:p text:style-name="P1"/>
      <text:p text:style-name="P1">pg. 308</text:p>
      <text:p text:style-name="P1"/>
      <text:p text:style-name="P1">The wealth of the United States had caused so much <text:span text:style-name="T2">jealousy</text:span> that it now began to look as tho <text:span text:style-name="T1">Uncle Sam </text:span>were a lone eagle against the world.</text:p>
      <text:p text:style-name="P1"/>
      <text:p text:style-name="P1"/>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2T10:49:45.879402000</meta:creation-date>
    <dc:date>2014-03-22T11:00:56.113837000</dc:date>
    <meta:editing-duration>P0D</meta:editing-duration>
    <meta:editing-cycles>1</meta:editing-cycles>
    <meta:document-statistic meta:table-count="0" meta:image-count="0" meta:object-count="0" meta:page-count="1" meta:paragraph-count="10" meta:word-count="177" meta:character-count="1050" meta:non-whitespace-character-count="883"/>
    <meta:generator>LibreOffice/4.1.4.2$MacOSX_x86 LibreOffice_project/0a0440ccc0227ad9829de5f46be37cfb6edcf72</meta:generator>
  </office:meta>
</office:document-meta>
</file>